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7b5bf" officeooo:paragraph-rsid="0017b5bf"/>
    </style:style>
    <style:style style:name="P2" style:family="paragraph" style:parent-style-name="Standard" style:list-style-name="L1">
      <style:text-properties officeooo:rsid="0017b5bf" officeooo:paragraph-rsid="00188a77"/>
    </style:style>
    <style:style style:name="T1" style:family="text">
      <style:text-properties officeooo:rsid="00188a7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913144328536815960" text:style-name="L1">
        <text:list-item>
          <text:p text:style-name="P1">Tasks done</text:p>
        </text:list-item>
        <text:list-item>
          <text:p text:style-name="P1">Problems encountered doing tasks</text:p>
        </text:list-item>
        <text:list-item>
          <text:p text:style-name="P1">Entire view of the project</text:p>
        </text:list-item>
        <text:list-item>
          <text:p text:style-name="P1">Consider to not use Cron but to create a daemon in java that does the same things (because interoperability for each OS)</text:p>
        </text:list-item>
        <text:list-item>
          <text:p text:style-name="P1">Re-do diagrams in order to follow the last architecture</text:p>
        </text:list-item>
        <text:list-item>
          <text:p text:style-name="P1">Discuss about documents</text:p>
        </text:list-item>
        <text:list-item>
          <text:p text:style-name="P2"><text:span text:style-name="T1">Replies from customers</text:span></text:p>
        </text:list-item>
        <text:list-item>
          <text:p text:style-name="P1">Questions for customers</text:p>
        </text:list-item>
        <text:list-item>
          <text:p text:style-name="P1">New task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8T01:25:58.34</meta:creation-date>
    <meta:generator>LibreOffice/4.0.5.2$Windows_x86 LibreOffice_project/5464147a081647a250913f19c0715bca595af2f</meta:generator>
    <dc:date>2013-11-10T21:43:45.20</dc:date>
    <meta:editing-duration>P0D</meta:editing-duration>
    <meta:editing-cycles>1</meta:editing-cycles>
    <meta:document-statistic meta:table-count="0" meta:image-count="0" meta:object-count="0" meta:page-count="1" meta:paragraph-count="9" meta:word-count="62" meta:character-count="338" meta:non-whitespace-character-count="294"/>
  </office:meta>
</office:document-meta>
</file>